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x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x (px)</text:p>
          </table:table-cell>
          <table:table-cell office:value-type="string" calcext:value-type="string">
            <text:p>y (px)</text:p>
          </table:table-cell>
          <table:table-cell table:style-name="Default" office:value-type="string" calcext:value-type="string">
            <text:p>x (mm)</text:p>
          </table:table-cell>
          <table:table-cell table:style-name="Default" office:value-type="string" calcext:value-type="string">
            <text:p>y (mm)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float" office:value="371.3" calcext:value-type="float">
            <text:p>371,3</text:p>
          </table:table-cell>
          <table:table-cell office:value-type="float" office:value="391.5" calcext:value-type="float">
            <text:p>391,5</text:p>
          </table:table-cell>
          <table:table-cell table:formula="of:=[.B7]*[.B$3]/[.B$2]" office:value-type="float" office:value="29.704" calcext:value-type="float">
            <text:p>29,704</text:p>
          </table:table-cell>
          <table:table-cell table:formula="of:=-[.C7]*[.C$3]/[.C$2]" office:value-type="float" office:value="-31.32" calcext:value-type="float">
            <text:p>-31,32</text:p>
          </table:table-cell>
        </table:table-row>
        <table:table-row table:style-name="ro1">
          <table:table-cell office:value-type="string" calcext:value-type="string">
            <text:p>tangente</text:p>
          </table:table-cell>
          <table:table-cell office:value-type="float" office:value="1000" calcext:value-type="float">
            <text:p>1000</text:p>
          </table:table-cell>
          <table:table-cell office:value-type="float" office:value="469.5" calcext:value-type="float">
            <text:p>469,5</text:p>
          </table:table-cell>
          <table:table-cell table:formula="of:=[.B8]*[.B$3]/[.B$2]" office:value-type="float" office:value="80" calcext:value-type="float">
            <text:p>80</text:p>
          </table:table-cell>
          <table:table-cell table:formula="of:=-[.C8]*[.C$3]/[.C$2]" office:value-type="float" office:value="-37.56" calcext:value-type="float">
            <text:p>-37,56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84.4" calcext:value-type="float">
            <text:p>284,4</text:p>
          </table:table-cell>
          <table:table-cell office:value-type="float" office:value="281.4" calcext:value-type="float">
            <text:p>281,4</text:p>
          </table:table-cell>
          <table:table-cell table:formula="of:=[.B9]*[.B$3]/[.B$2]" office:value-type="float" office:value="22.752" calcext:value-type="float">
            <text:p>22,752</text:p>
          </table:table-cell>
          <table:table-cell table:formula="of:=-[.C9]*[.C$3]/[.C$2]" office:value-type="float" office:value="-22.512" calcext:value-type="float">
            <text:p>-22,5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98.8" calcext:value-type="float">
            <text:p>498,8</text:p>
          </table:table-cell>
          <table:table-cell office:value-type="float" office:value="512.2" calcext:value-type="float">
            <text:p>512,2</text:p>
          </table:table-cell>
          <table:table-cell table:formula="of:=[.B10]*[.B$3]/[.B$2]" office:value-type="float" office:value="39.904" calcext:value-type="float">
            <text:p>39,904</text:p>
          </table:table-cell>
          <table:table-cell table:formula="of:=-[.C10]*[.C$3]/[.C$2]" office:value-type="float" office:value="-40.976" calcext:value-type="float">
            <text:p>-40,976</text:p>
          </table:table-cell>
        </table:table-row>
        <table:table-row table:style-name="ro1">
          <table:table-cell office:value-type="string" calcext:value-type="string">
            <text:p>r bis</text:p>
          </table:table-cell>
          <table:table-cell office:value-type="float" office:value="469" calcext:value-type="float">
            <text:p>469</text:p>
          </table:table-cell>
          <table:table-cell office:value-type="float" office:value="537.5" calcext:value-type="float">
            <text:p>537,5</text:p>
          </table:table-cell>
          <table:table-cell table:formula="of:=[.B11]*[.B$3]/[.B$2]" office:value-type="float" office:value="37.52" calcext:value-type="float">
            <text:p>37,52</text:p>
          </table:table-cell>
          <table:table-cell table:formula="of:=-[.C11]*[.C$3]/[.C$2]" office:value-type="float" office:value="-43" calcext:value-type="float">
            <text:p>-43</text:p>
          </table:table-cell>
        </table:table-row>
        <table:table-row table:style-name="ro1">
          <table:table-cell table:number-columns-repeated="3"/>
          <table:table-cell table:formula="of:=[.B12]*[.B$3]/[.B$2]" office:value-type="float" office:value="0" calcext:value-type="float">
            <text:p>0</text:p>
          </table:table-cell>
          <table:table-cell table:formula="of:=-[.C12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3]*[.B$3]/[.B$2]" office:value-type="float" office:value="0" calcext:value-type="float">
            <text:p>0</text:p>
          </table:table-cell>
          <table:table-cell table:formula="of:=-[.C13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4]*[.B$3]/[.B$2]" office:value-type="float" office:value="0" calcext:value-type="float">
            <text:p>0</text:p>
          </table:table-cell>
          <table:table-cell table:formula="of:=-[.C14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5]*[.B$3]/[.B$2]" office:value-type="float" office:value="0" calcext:value-type="float">
            <text:p>0</text:p>
          </table:table-cell>
          <table:table-cell table:formula="of:=-[.C15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6]*[.B$3]/[.B$2]" office:value-type="float" office:value="0" calcext:value-type="float">
            <text:p>0</text:p>
          </table:table-cell>
          <table:table-cell table:formula="of:=-[.C16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7]*[.B$3]/[.B$2]" office:value-type="float" office:value="0" calcext:value-type="float">
            <text:p>0</text:p>
          </table:table-cell>
          <table:table-cell table:formula="of:=-[.C17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8]*[.B$3]/[.B$2]" office:value-type="float" office:value="0" calcext:value-type="float">
            <text:p>0</text:p>
          </table:table-cell>
          <table:table-cell table:formula="of:=-[.C18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9]*[.B$3]/[.B$2]" office:value-type="float" office:value="0" calcext:value-type="float">
            <text:p>0</text:p>
          </table:table-cell>
          <table:table-cell table:formula="of:=-[.C19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0]*[.B$3]/[.B$2]" office:value-type="float" office:value="0" calcext:value-type="float">
            <text:p>0</text:p>
          </table:table-cell>
          <table:table-cell table:formula="of:=-[.C20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1]*[.B$3]/[.B$2]" office:value-type="float" office:value="0" calcext:value-type="float">
            <text:p>0</text:p>
          </table:table-cell>
          <table:table-cell table:formula="of:=-[.C21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2]*[.B$3]/[.B$2]" office:value-type="float" office:value="0" calcext:value-type="float">
            <text:p>0</text:p>
          </table:table-cell>
          <table:table-cell table:formula="of:=-[.C22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3]*[.B$3]/[.B$2]" office:value-type="float" office:value="0" calcext:value-type="float">
            <text:p>0</text:p>
          </table:table-cell>
          <table:table-cell table:formula="of:=-[.C23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4]*[.B$3]/[.B$2]" office:value-type="float" office:value="0" calcext:value-type="float">
            <text:p>0</text:p>
          </table:table-cell>
          <table:table-cell table:formula="of:=-[.C24]*[.C$3]/[.C$2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5]*[.B$3]/[.B$2]" office:value-type="float" office:value="0" calcext:value-type="float">
            <text:p>0</text:p>
          </table:table-cell>
          <table:table-cell table:formula="of:=-[.C25]*[.C$3]/[.C$2]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9-02-11T15:54:57.273908355</meta:creation-date>
    <dc:date>2019-02-11T17:03:40.854308796</dc:date>
    <dc:creator>Bastien Andrieu</dc:creator>
    <meta:editing-duration>PT53M33S</meta:editing-duration>
    <meta:editing-cycles>1</meta:editing-cycles>
    <meta:document-statistic meta:table-count="1" meta:cell-count="65" meta:object-count="0"/>
    <meta:generator>LibreOffice/5.0.6.2$Linux_X86_64 LibreOffice_project/00$Build-2</meta:generator>
  </office:meta>
</office:document-meta>
</file>